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</text:span></text:p>
      <text:p text:style-name="P1"><text:span text:style-name="T1">Roll no: B4204 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Implement a lexical analyzer for a subset of C using LEX. Implementation should support Error handling. </text:span></text:p>
      <text:p text:style-name="P1"><text:span text:style-name="T4"/></text:p>
      <text:p text:style-name="P1"><text:span text:style-name="T5">*/ </text:span></text:p>
      <text:p text:style-name="P1"><text:span text:style-name="T6"/></text:p>
      <text:p text:style-name="P1"><text:span text:style-name="T6"/></text:p>
      <text:p text:style-name="P1"><text:span text:style-name="T7">%{ </text:span></text:p>
      <text:p text:style-name="P1"><text:span text:style-name="T7">#include&lt;stdio.h&gt; </text:span></text:p>
      <text:p text:style-name="P1"><text:span text:style-name="T7">%} </text:span></text:p>
      <text:p text:style-name="P1"><text:span text:style-name="T7">%% </text:span></text:p>
      <text:p text:style-name="P1"><text:span text:style-name="T7">int | </text:span></text:p>
      <text:p text:style-name="P1"><text:span text:style-name="T7">char | </text:span></text:p>
      <text:p text:style-name="P1"><text:span text:style-name="T7">float | </text:span></text:p>
      <text:p text:style-name="P1"><text:span text:style-name="T7">if | </text:span></text:p>
      <text:p text:style-name="P1"><text:span text:style-name="T7">else | </text:span></text:p>
      <text:p text:style-name="P1"><text:span text:style-name="T7">switch | </text:span></text:p>
      <text:p text:style-name="P1"><text:span text:style-name="T7">case | </text:span></text:p>
      <text:p text:style-name="P1"><text:span text:style-name="T7">for | </text:span></text:p>
      <text:p text:style-name="P1"><text:span text:style-name="T7">while | </text:span></text:p>
      <text:p text:style-name="P1"><text:span text:style-name="T7">do+ printf("\n %s IS A KEYWORD.",yytext); </text:span></text:p>
      <text:p text:style-name="P1"><text:span text:style-name="T7">[ ] printf("\n"); </text:span></text:p>
      <text:p text:style-name="P1"><text:span text:style-name="T7">[{] printf("\n %s IS STARTING OF BLOCK.",yytext); </text:span></text:p>
      <text:p text:style-name="P1"><text:span text:style-name="T7">[}] printf("\n %s IS ENDING OF BLOCK.",yytext); </text:span></text:p>
      <text:p text:style-name="P1"><text:span text:style-name="T7">[(] printf("\n %s IS OPENING PARANTHESIS.",yytext); </text:span></text:p>
      <text:p text:style-name="P1"><text:span text:style-name="T7">[)] printf("\n %s IS CLOSING PARANTHESIS.",yytext); </text:span></text:p>
      <text:p text:style-name="P1"><text:span text:style-name="T7">[a-zA-Z]+[[]+[0-9]+[]] printf("\n %s IS AN ARRAY.",yytext); </text:span></text:p>
      <text:p text:style-name="P1"><text:span text:style-name="T7">[;] printf("\n %s IS AN END OF STATEMENT.",yytext); </text:span></text:p>
      <text:p text:style-name="P1"><text:span text:style-name="T7">printf | </text:span></text:p>
      <text:p text:style-name="P1"><text:span text:style-name="T7">scanf | </text:span></text:p>
      <text:p text:style-name="P1"><text:span text:style-name="T7">strcpy | </text:span></text:p>
      <text:p text:style-name="P1"><text:span text:style-name="T7">atoi | </text:span></text:p>
      <text:p text:style-name="P1"><text:span text:style-name="T7">strstr | </text:span></text:p>
      <text:p text:style-name="P1"><text:span text:style-name="T7">main | </text:span></text:p>
      <text:p text:style-name="P1"><text:span text:style-name="T7">malloc+ printf("\n %s IS AN INBUILD FUNCTION.",yytext); </text:span></text:p>
      <text:p text:style-name="P1"><text:span text:style-name="T7">[a-z]+[.h] printf("\n %s IS A HEADER FILE.",yytext); </text:span></text:p>
      <text:p text:style-name="P1"><text:span text:style-name="T7">[=] printf("\n %s IS AN ASSIGNMENT OPERATOR.",yytext); </text:span></text:p>
      <text:p text:style-name="P1"><text:span text:style-name="T7">[0-9]+ printf("\n %s IS A NUMBER.",yytext); </text:span></text:p>
      <text:p text:style-name="P1"><text:span text:style-name="T7">[/]+[*]+ printf("\n %s IS STARTOF COMMENT.",yytext); </text:span></text:p>
      <text:p text:style-name="P1"><text:span text:style-name="T7">[*]+[/] printf("\n %s IS END OF COMMENT.",yytext); </text:span></text:p>
      <text:p text:style-name="P1"><text:span text:style-name="T7">[/][/][^\n]+ printf("\n %s IS SINGLE LINE COMMENT.",yytext); </text:span></text:p>
      <text:p text:style-name="P1"><text:span text:style-name="T7">[a-zA-Z]+[a-zA-Z0-9]* printf("\n %s IS VALID VARIABLE NAME.",yytext); </text:span></text:p>
      <text:p text:style-name="P1"><text:span text:style-name="T7">[0-9]+[a-zA-Z0-9]+ printf("\n %s IS INVALID VARIABLE NAME.",yytext); </text:span></text:p>
      <text:p text:style-name="P1"><text:span text:style-name="T7">[#][^\n]+ printf(" \n PREPROCESSOR DIRECTIVE."); </text:span></text:p>
      <text:p text:style-name="P1"><text:span text:style-name="T7">[.] printf("\n PREPROCESSOR DIRECTIVE."); </text:span></text:p>
      <text:p text:style-name="P1"><text:span text:style-name="T7">[+] | </text:span></text:p>
      <text:p text:style-name="P1"><text:span text:style-name="T7">[-] | </text:span></text:p>
      <text:p text:style-name="P1"><text:span text:style-name="T7">[*] | </text:span></text:p>
      <text:p text:style-name="P1"><text:span text:style-name="T7">[/]+ printf("\n %s IS AN ARITHMATIC OPERATOR.",yytext); </text:span></text:p>
      <text:p text:style-name="P1"><text:span text:style-name="T7">[&gt;] | </text:span></text:p>
      <text:p text:style-name="P1"><text:span text:style-name="T7">[&lt;] | </text:span></text:p>
      <text:p text:style-name="P1"><text:span text:style-name="T7">[&gt;=]+ printf("\n %s IS A RELATIONAL OPERATOR.",yytext); </text:span></text:p>
      <text:p text:style-name="P1"><text:span text:style-name="T7">%% </text:span></text:p>
      <text:p text:style-name="P1"><text:span text:style-name="T7">main() </text:span></text:p>
      <text:p text:style-name="P1"><text:span text:style-name="T7">{ </text:span></text:p>
      <text:p text:style-name="P1"><text:span text:style-name="T7">FILE *fp; </text:span></text:p>
      <text:p text:style-name="P1"><text:span text:style-name="T7">fp=fopen("assignment2.txt","r"); </text:span></text:p>
      <text:p text:style-name="P1"><text:span text:style-name="T7">yyin=fp; </text:span></text:p>
      <text:p text:style-name="P1"><text:span text:style-name="T7">yylex(); </text:span></text:p>
      <text:p text:style-name="P1"><text:span text:style-name="T7">} </text:span></text:p>
      <text:p text:style-name="P1"><text:span text:style-name="T8"/></text:p>
      <text:p text:style-name="P1"><text:span text:style-name="T8"/></text:p>
      <text:p text:style-name="P1"><text:span text:style-name="T9">INPUT: assignment2.txt </text:span></text:p>
      <text:p text:style-name="P1"><text:span text:style-name="T10"/></text:p>
      <text:p text:style-name="P1"><text:span text:style-name="T11">#include&lt;stdio.h&gt; </text:span></text:p>
      <text:p text:style-name="P1"><text:span text:style-name="T11">#define area 10 </text:span></text:p>
      <text:p text:style-name="P1"><text:span text:style-name="T11">main() </text:span></text:p>
      <text:p text:style-name="P1"><text:span text:style-name="T11">{ </text:span></text:p>
      <text:p text:style-name="P1"><text:span text:style-name="T11">int a[10],ab; </text:span></text:p>
      <text:p text:style-name="P1"><text:span text:style-name="T11">float 3g; </text:span></text:p>
      <text:p text:style-name="P1"><text:span text:style-name="T11">ab=100; </text:span></text:p>
      <text:p text:style-name="P1"><text:span text:style-name="T12"/></text:p>
      <text:p text:style-name="P1"><text:span text:style-name="T13">/* part 1 </text:span></text:p>
      <text:p text:style-name="P1"><text:span text:style-name="T13">done */ </text:span></text:p>
      <text:p text:style-name="P1"><text:span text:style-name="T14"/></text:p>
      <text:p text:style-name="P1"><text:span text:style-name="T15">if(ab&gt;100) </text:span></text:p>
      <text:p text:style-name="P1"><text:span text:style-name="T15"><text:s/>printf("\n ab greater"); </text:span></text:p>
      <text:p text:style-name="P1"><text:span text:style-name="T16"/></text:p>
      <text:p text:style-name="P1"><text:span text:style-name="T17">// part 2 </text:span></text:p>
      <text:p text:style-name="P1"><text:span text:style-name="T17">} </text:span></text:p>
      <text:p text:style-name="P1"><text:span text:style-name="T18"/></text:p>
      <text:p text:style-name="P1"><text:span text:style-name="T18"/></text:p>
      <text:p text:style-name="P1"><text:span text:style-name="T19">OUTPUT: </text:span></text:p>
      <text:p text:style-name="P1"><text:span text:style-name="T20"/></text:p>
      <text:p text:style-name="P1"><text:span text:style-name="T21">ccompl04-27@ccompl0427:~$ cd Desktop </text:span></text:p>
      <text:p text:style-name="P1"><text:span text:style-name="T21">ccompl04-27@ccompl0427:~/Desktop$ lex cl2.l </text:span></text:p>
      <text:p text:style-name="P1"><text:span text:style-name="T21">ccompl04-27@ccompl0427:~/Desktop$ cc lex.yy.c -ll </text:span></text:p>
      <text:p text:style-name="P1"><text:span text:style-name="T21">ccompl04-27@ccompl0427:~/Desktop$ ./a.out </text:span></text:p>
      <text:p text:style-name="P1"><text:span text:style-name="T21"><text:s text:c="2"/></text:span></text:p>
      <text:p text:style-name="P1"><text:span text:style-name="T21"><text:s/>PREPROCESSOR DIRECTIVE. </text:span></text:p>
      <text:p text:style-name="P1"><text:span text:style-name="T21"><text:s text:c="2"/></text:span></text:p>
      <text:p text:style-name="P1"><text:span text:style-name="T21"><text:s/>PREPROCESSOR DIRECTIVE. </text:span></text:p>
      <text:p text:style-name="P1"><text:span text:style-name="T22"/></text:p>
      <text:p text:style-name="P1"><text:span text:style-name="T23"><text:s/>main IS AN INBUILD FUNCTION. </text:span></text:p>
      <text:p text:style-name="P1"><text:span text:style-name="T23"><text:s/>( IS OPENING PARANTHESIS. </text:span></text:p>
      <text:p text:style-name="P1"><text:span text:style-name="T23"><text:s/>) IS CLOSING PARANTHESIS. </text:span></text:p>
      <text:p text:style-name="P1"><text:span text:style-name="T24"/></text:p>
      <text:p text:style-name="P1"><text:span text:style-name="T25"><text:s/>{ IS STARTING OF BLOCK. </text:span></text:p>
      <text:p text:style-name="P1"><text:span text:style-name="T26"/></text:p>
      <text:p text:style-name="P1"><text:span text:style-name="T27"><text:s/>int IS A KEYWORD. </text:span></text:p>
      <text:p text:style-name="P1"><text:span text:style-name="T28"/></text:p>
      <text:p text:style-name="P1"><text:span text:style-name="T29"><text:s/>a[10] IS AN ARRAY., </text:span></text:p>
      <text:p text:style-name="P1"><text:span text:style-name="T29"><text:s/>ab IS VALID VARIABLE NAME. </text:span></text:p>
      <text:p text:style-name="P1"><text:span text:style-name="T29"><text:s/>; IS AN END OF STATEMENT. </text:span></text:p>
      <text:p text:style-name="P1"><text:span text:style-name="T30"/></text:p>
      <text:p text:style-name="P1"><text:span text:style-name="T31"><text:s/>float IS A KEYWORD. </text:span></text:p>
      <text:p text:style-name="P1"><text:span text:style-name="T32"/></text:p>
      <text:p text:style-name="P1"><text:span text:style-name="T33"><text:s/>3g IS INVALID VARIABLE NAME. </text:span></text:p>
      <text:p text:style-name="P1"><text:span text:style-name="T33"><text:s/>; IS AN END OF STATEMENT. </text:span></text:p>
      <text:p text:style-name="P1"><text:span text:style-name="T34"/></text:p>
      <text:p text:style-name="P1"><text:span text:style-name="T35"><text:s/>ab IS VALID VARIABLE NAME. </text:span></text:p>
      <text:p text:style-name="P1"><text:span text:style-name="T35"><text:s/>= IS AN ASSIGNMENT OPERATOR. </text:span></text:p>
      <text:p text:style-name="P1"><text:span text:style-name="T35"><text:s/>100 IS A NUMBER. </text:span></text:p>
      <text:p text:style-name="P1"><text:span text:style-name="T35"><text:s/>; IS AN END OF STATEMENT. </text:span></text:p>
      <text:p text:style-name="P1"><text:span text:style-name="T36"/></text:p>
      <text:p text:style-name="P1"><text:span text:style-name="T36"/></text:p>
      <text:p text:style-name="P1"><text:span text:style-name="T37"><text:s/>/* IS STARTOF COMMENT. </text:span></text:p>
      <text:p text:style-name="P1"><text:span text:style-name="T38"/></text:p>
      <text:p text:style-name="P1"><text:span text:style-name="T39"><text:s/>part IS VALID VARIABLE NAME. </text:span></text:p>
      <text:p text:style-name="P1"><text:span text:style-name="T40"/></text:p>
      <text:p text:style-name="P1"><text:span text:style-name="T41"><text:s/>1 IS A NUMBER. </text:span></text:p>
      <text:p text:style-name="P1"><text:span text:style-name="T42"/></text:p>
      <text:p text:style-name="P1"><text:span text:style-name="T43"><text:s/>done IS VALID VARIABLE NAME. </text:span></text:p>
      <text:p text:style-name="P1"><text:span text:style-name="T44"/></text:p>
      <text:p text:style-name="P1"><text:span text:style-name="T45"><text:s/>*/ IS END OF COMMENT. </text:span></text:p>
      <text:p text:style-name="P1"><text:span text:style-name="T46"/></text:p>
      <text:p text:style-name="P1"><text:span text:style-name="T46"/></text:p>
      <text:p text:style-name="P1"><text:span text:style-name="T47"><text:s/>if IS A KEYWORD. </text:span></text:p>
      <text:p text:style-name="P1"><text:span text:style-name="T47"><text:s/>( IS OPENING PARANTHESIS. </text:span></text:p>
      <text:p text:style-name="P1"><text:span text:style-name="T47"><text:s/>ab IS VALID VARIABLE NAME. </text:span></text:p>
      <text:p text:style-name="P1"><text:span text:style-name="T47"><text:s/>&gt; IS A RELATIONAL OPERATOR. </text:span></text:p>
      <text:p text:style-name="P1"><text:span text:style-name="T47"><text:s/>100 IS A NUMBER. </text:span></text:p>
      <text:p text:style-name="P1"><text:span text:style-name="T47"><text:s/>) IS CLOSING PARANTHESIS. </text:span></text:p>
      <text:p text:style-name="P1"><text:span text:style-name="T48"/></text:p>
      <text:p text:style-name="P1"><text:span text:style-name="T48"/></text:p>
      <text:p text:style-name="P1"><text:span text:style-name="T49"><text:s/>printf IS AN INBUILD FUNCTION. </text:span></text:p>
      <text:p text:style-name="P1"><text:span text:style-name="T49"><text:s/>( IS OPENING PARANTHESIS."\ </text:span></text:p>
      <text:p text:style-name="P1"><text:span text:style-name="T49"><text:s/>n IS VALID VARIABLE NAME. </text:span></text:p>
      <text:p text:style-name="P1"><text:span text:style-name="T50"/></text:p>
      <text:p text:style-name="P1"><text:span text:style-name="T51"><text:s/>ab IS VALID VARIABLE NAME. </text:span></text:p>
      <text:p text:style-name="P1"><text:span text:style-name="T52"/></text:p>
      <text:p text:style-name="P1"><text:span text:style-name="T53"><text:s/>greater IS VALID VARIABLE NAME." </text:span></text:p>
      <text:p text:style-name="P1"><text:span text:style-name="T53"><text:s/>) IS CLOSING PARANTHESIS. </text:span></text:p>
      <text:p text:style-name="P1"><text:span text:style-name="T53"><text:s/>; IS AN END OF STATEMENT. </text:span></text:p>
      <text:p text:style-name="P1"><text:span text:style-name="T54"/></text:p>
      <text:p text:style-name="P1"><text:span text:style-name="T54"/></text:p>
      <text:p text:style-name="P1"><text:span text:style-name="T55"><text:s/>// part 2 IS SINGLE LINE COMMENT. </text:span></text:p>
      <text:p text:style-name="P1"><text:span text:style-name="T56"/></text:p>
      <text:p text:style-name="P1"><text:span text:style-name="T57"><text:s/>} IS ENDING OF BLOCK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